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center" draw:textarea-vertical-align="middle"/>
    </style:style>
    <style:style style:name="gr2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fill-color="#e6e6e6" draw:textarea-horizontal-align="center" draw:textarea-vertical-align="middle"/>
    </style:style>
    <style:style style:name="gr4" style:family="graphic" style:parent-style-name="standard">
      <style:graphic-properties draw:stroke="dash" draw:stroke-dash="Fine_20_Dashed" draw:fill-color="#cfe7f5" draw:textarea-horizontal-align="justify" draw:textarea-vertical-align="middle" draw:auto-grow-height="false"/>
    </style:style>
    <style:style style:name="gr5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fill-color="#e6e6e6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xml:id="id1" draw:id="id1" draw:layer="layout" svg:width="7.62cm" svg:height="1.27cm" svg:x="6.38cm" svg:y="1.509cm">
          <text:p text:style-name="P1"><text:span text:style-name="T1">Perform 3 or more MS-only runs</text:span></text:p>
        </draw:ellipse>
        <draw:custom-shape draw:style-name="gr2" draw:text-style-name="P2" xml:id="id3" draw:id="id3" draw:layer="layout" svg:width="5.08cm" svg:height="1.27cm" svg:x="7.65cm" svg:y="5.945cm">
          <text:p text:style-name="P1"><text:span text:style-name="T1">MS-only dataset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ellipse draw:style-name="gr1" draw:text-style-name="P2" xml:id="id4" draw:id="id4" draw:layer="layout" svg:width="5.715cm" svg:height="1.27cm" svg:x="7.315cm" svg:y="7.85cm">
          <text:p text:style-name="P1"><text:span text:style-name="T1">Align retention times</text:span></text:p>
        </draw:ellipse>
        <draw:ellipse draw:style-name="gr1" draw:text-style-name="P2" xml:id="id5" draw:id="id5" draw:layer="layout" svg:width="9.117cm" svg:height="1.886cm" svg:x="5.68cm" svg:y="10.19cm">
          <text:p text:style-name="P1"><text:span text:style-name="T1">Combine overlapping compounds</text:span></text:p>
          <text:p text:style-name="P1"><text:span text:style-name="T1">from multiple datasets, creating a dataset</text:span><text:span text:style-name="T1"><text:line-break/></text:span><text:span text:style-name="T1">of consensus compounds.</text:span></text:p>
        </draw:ellipse>
        <draw:custom-shape draw:style-name="gr2" draw:text-style-name="P2" xml:id="id6" draw:id="id6" draw:layer="layout" svg:width="5.08cm" svg:height="1.27cm" svg:x="7.715cm" svg:y="12.695cm">
          <text:p text:style-name="P1"><text:span text:style-name="T1">MS-only consensu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draw:type="line" svg:x1="10.19cm" svg:y1="2.779cm" svg:x2="10.207cm" svg:y2="3.305cm" draw:start-shape="id1" draw:end-shape="id2" svg:d="m10190 2779 17 526">
          <text:p/>
        </draw:connector>
        <draw:connector draw:style-name="gr3" draw:text-style-name="P1" draw:layer="layout" draw:type="line" svg:x1="10.19cm" svg:y1="7.115cm" svg:x2="10.172cm" svg:y2="7.85cm" draw:start-shape="id3" draw:start-glue-point="6" draw:end-shape="id4" draw:end-glue-point="0" svg:d="m10190 7115-18 735">
          <text:p/>
        </draw:connector>
        <draw:connector draw:style-name="gr3" draw:text-style-name="P1" draw:layer="layout" draw:type="line" svg:x1="10.172cm" svg:y1="9.12cm" svg:x2="10.238cm" svg:y2="10.19cm" draw:start-shape="id4" draw:start-glue-point="2" draw:end-shape="id5" draw:end-glue-point="0" svg:d="m10172 9120 66 1070">
          <text:p/>
        </draw:connector>
        <draw:connector draw:style-name="gr3" draw:text-style-name="P1" draw:layer="layout" draw:type="line" svg:x1="10.238cm" svg:y1="12.076cm" svg:x2="10.255cm" svg:y2="12.695cm" draw:start-shape="id5" draw:start-glue-point="2" draw:end-shape="id6" draw:end-glue-point="4" svg:d="m10238 12076 17 619">
          <text:p/>
        </draw:connector>
        <draw:ellipse draw:style-name="gr1" draw:text-style-name="P2" xml:id="id7" draw:id="id7" draw:layer="layout" svg:width="7.62cm" svg:height="1.27cm" svg:x="6.445cm" svg:y="14.6cm">
          <text:p text:style-name="P1"><text:span text:style-name="T1">Create initial exclusion list</text:span><text:span text:style-name="T1"><text:line-break/></text:span><text:span text:style-name="T1">(calibrant ions only)</text:span></text:p>
        </draw:ellipse>
        <draw:custom-shape draw:style-name="gr2" draw:text-style-name="P2" xml:id="id8" draw:id="id8" draw:layer="layout" svg:width="5.08cm" svg:height="1.27cm" svg:x="7.715cm" svg:y="16.605cm">
          <text:p text:style-name="P1"><text:span text:style-name="T1">MS/MS guidance list</text:span><text:span text:style-name="T1"><text:line-break/></text:span><text:span text:style-name="T1">(excluded/preferred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draw:type="line" svg:x1="10.255cm" svg:y1="15.87cm" svg:x2="10.255cm" svg:y2="16.605cm" draw:start-shape="id7" draw:start-glue-point="2" draw:end-shape="id8" draw:end-glue-point="4" svg:d="m10255 15870v735">
          <text:p/>
        </draw:connector>
        <draw:connector draw:style-name="gr3" draw:text-style-name="P1" draw:layer="layout" draw:type="line" svg:x1="10.255cm" svg:y1="13.89cm" svg:x2="10.255cm" svg:y2="14.6cm" draw:start-shape="id6" draw:start-glue-point="6" draw:end-shape="id7" svg:d="m10255 13890v710">
          <text:p/>
        </draw:connector>
        <draw:ellipse draw:style-name="gr1" draw:text-style-name="P2" xml:id="id9" draw:id="id9" draw:layer="layout" svg:width="3.81cm" svg:height="1.27cm" svg:x="14.73cm" svg:y="16.575cm">
          <text:p text:style-name="P1"><text:span text:style-name="T1">MS/MS <text:s/>run</text:span></text:p>
        </draw:ellipse>
        <draw:custom-shape draw:style-name="gr2" draw:text-style-name="P2" xml:id="id12" draw:id="id12" draw:layer="layout" svg:width="3.81cm" svg:height="1.27cm" svg:x="15.705cm" svg:y="24.56cm">
          <text:p text:style-name="P1"><text:span text:style-name="T1">RT-adjusted</text:span><text:span text:style-name="T1"><text:line-break/></text:span><text:span text:style-name="T1">MS/MS datase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ellipse draw:style-name="gr1" draw:text-style-name="P2" xml:id="id11" draw:id="id11" draw:layer="layout" svg:width="4.08cm" svg:height="1.626cm" svg:x="15.605cm" svg:y="21.485cm">
          <text:p text:style-name="P1"><text:span text:style-name="T1">Align RT of MS/MS</text:span><text:span text:style-name="T1"><text:line-break/></text:span><text:span text:style-name="T1">run to consensus</text:span></text:p>
        </draw:ellipse>
        <draw:custom-shape draw:style-name="gr4" draw:text-style-name="P2" xml:id="id17" draw:id="id17" draw:layer="layout" svg:width="4.645cm" svg:height="1.875cm" svg:x="2.235cm" svg:y="24.255cm">
          <text:p text:style-name="P1"><text:span text:style-name="T1">Updated</text:span><text:span text:style-name="T1"><text:line-break/></text:span><text:span text:style-name="T1">MS-only consensu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ellipse draw:style-name="gr1" draw:text-style-name="P2" xml:id="id2" draw:id="id2" draw:layer="layout" svg:width="8.255cm" svg:height="1.905cm" svg:x="6.08cm" svg:y="3.305cm">
          <text:p text:style-name="P1"><text:span text:style-name="T1">Agilent's</text:span><text:span text:style-name="T1"><text:line-break/></text:span><text:span text:style-name="T1">“Find Compounds by Molecular Feature”</text:span></text:p>
          <text:p text:style-name="P1"><text:span text:style-name="T1">(FCBMF)</text:span></text:p>
        </draw:ellipse>
        <draw:connector draw:style-name="gr3" draw:text-style-name="P1" draw:layer="layout" draw:type="line" svg:x1="10.207cm" svg:y1="5.21cm" svg:x2="10.19cm" svg:y2="5.945cm" draw:start-shape="id2" draw:end-shape="id3" draw:end-glue-point="4" svg:d="m10207 5210-17 735">
          <text:p/>
        </draw:connector>
        <draw:ellipse draw:style-name="gr1" draw:text-style-name="P2" xml:id="id10" draw:id="id10" draw:layer="layout" svg:width="3.175cm" svg:height="1.27cm" svg:x="15.94cm" svg:y="18.95cm">
          <text:p text:style-name="P1"><text:span text:style-name="T1">FCBMF</text:span></text:p>
        </draw:ellipse>
        <draw:connector draw:style-name="gr3" draw:text-style-name="P1" draw:layer="layout" draw:type="line" svg:x1="12.795cm" svg:y1="17.24cm" svg:x2="14.73cm" svg:y2="17.21cm" draw:start-shape="id8" draw:start-glue-point="7" draw:end-shape="id9" draw:end-glue-point="3" svg:d="m12795 17240 1935-30">
          <text:p/>
        </draw:connector>
        <draw:connector draw:style-name="gr3" draw:text-style-name="P1" draw:layer="layout" draw:type="line" svg:x1="17.527cm" svg:y1="20.22cm" svg:x2="17.645cm" svg:y2="21.485cm" draw:start-shape="id10" draw:start-glue-point="2" draw:end-shape="id11" draw:end-glue-point="0" svg:d="m17527 20220 118 1265">
          <text:p/>
        </draw:connector>
        <draw:connector draw:style-name="gr3" draw:text-style-name="P1" draw:layer="layout" draw:type="line" svg:x1="17.645cm" svg:y1="23.111cm" svg:x2="17.61cm" svg:y2="24.56cm" draw:start-shape="id11" draw:end-shape="id12" draw:end-glue-point="4" svg:d="m17645 23111-35 1449">
          <text:p/>
        </draw:connector>
        <draw:connector draw:style-name="gr3" draw:text-style-name="P1" draw:layer="layout" draw:type="line" svg:x1="16.635cm" svg:y1="17.845cm" svg:x2="17.527cm" svg:y2="18.95cm" draw:start-shape="id9" draw:end-shape="id10" draw:end-glue-point="0" svg:d="m16635 17845 892 1105">
          <text:p/>
        </draw:connector>
        <draw:custom-shape draw:style-name="gr5" draw:text-style-name="P2" xml:id="id13" draw:id="id13" draw:layer="layout" svg:width="6.466cm" svg:height="4.199cm" svg:x="1.341cm" svg:y="19.191cm">
          <text:p text:style-name="P1"><text:span text:style-name="T1">Max Exclusion</text:span><text:span text:style-name="T1"><text:line-break/></text:span><text:span text:style-name="T1">iterations exceeded</text:span></text:p>
          <text:p text:style-name="P1"><text:span text:style-name="T1">OR</text:span></text:p>
          <text:p text:style-name="P1"><text:span text:style-name="T1">Preferred list shorter than</text:span><text:span text:style-name="T1"><text:line-break/></text:span><text:span text:style-name="T1">exclusion list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ellipse draw:style-name="gr1" draw:text-style-name="P2" xml:id="id14" draw:id="id14" draw:layer="layout" svg:width="3.81cm" svg:height="1.27cm" svg:x="8.355cm" svg:y="18.615cm">
          <text:p text:style-name="P1"><text:span text:style-name="T1">Produce</text:span><text:span text:style-name="T1"><text:line-break/></text:span><text:span text:style-name="T1">exclusion list</text:span></text:p>
        </draw:ellipse>
        <draw:ellipse draw:style-name="gr1" draw:text-style-name="P2" xml:id="id15" draw:id="id15" draw:layer="layout" svg:width="3.81cm" svg:height="1.27cm" svg:x="2.635cm" svg:y="16.64cm">
          <text:p text:style-name="P1"><text:span text:style-name="T1">Produce</text:span><text:span text:style-name="T1"><text:line-break/></text:span><text:span text:style-name="T1">preferred list</text:span></text:p>
        </draw:ellipse>
        <draw:connector draw:style-name="gr6" draw:text-style-name="P3" draw:layer="layout" draw:type="line" svg:x1="7.807cm" svg:y1="21.291cm" svg:x2="8.355cm" svg:y2="19.25cm" draw:start-shape="id13" draw:start-glue-point="7" draw:end-shape="id14" svg:d="m7807 21291 548-2041">
          <text:p text:style-name="P1"><text:span text:style-name="T2">NO</text:span></text:p>
        </draw:connector>
        <draw:connector draw:style-name="gr6" draw:text-style-name="P3" draw:layer="layout" draw:type="line" svg:x1="4.574cm" svg:y1="19.191cm" svg:x2="4.54cm" svg:y2="17.91cm" draw:start-shape="id13" draw:start-glue-point="4" draw:end-shape="id15" draw:end-glue-point="2" svg:d="m4574 19191-34-1281">
          <text:p text:style-name="P1"><text:span text:style-name="T2">YES</text:span></text:p>
        </draw:connector>
        <draw:connector draw:style-name="gr3" draw:text-style-name="P1" draw:layer="layout" draw:type="line" svg:x1="6.445cm" svg:y1="17.275cm" svg:x2="7.715cm" svg:y2="17.24cm" draw:start-shape="id15" draw:end-shape="id8" svg:d="m6445 17275 1270-35">
          <text:p/>
        </draw:connector>
        <draw:connector draw:style-name="gr3" draw:text-style-name="P1" draw:layer="layout" draw:type="line" svg:x1="10.26cm" svg:y1="18.615cm" svg:x2="10.255cm" svg:y2="17.8cm" draw:start-shape="id14" draw:start-glue-point="0" draw:end-shape="id8" draw:end-glue-point="6" svg:d="m10260 18615-5-815">
          <text:p/>
        </draw:connector>
        <draw:connector draw:style-name="gr3" draw:text-style-name="P1" draw:layer="layout" draw:type="line" svg:x1="15.705cm" svg:y1="25.195cm" svg:x2="13.872cm" svg:y2="23.617cm" draw:start-shape="id12" draw:start-glue-point="5" draw:end-shape="id16" draw:end-glue-point="1" svg:d="m15705 25195-1833-1578">
          <text:p/>
        </draw:connector>
        <draw:connector draw:style-name="gr3" draw:text-style-name="P1" draw:layer="layout" draw:type="line" svg:x1="8.533cm" svg:y1="23.617cm" svg:x2="6.88cm" svg:y2="25.192cm" draw:start-shape="id16" draw:start-glue-point="3" draw:end-shape="id17" svg:d="m8533 23617-1653 1575">
          <text:p/>
        </draw:connector>
        <draw:connector draw:style-name="gr3" draw:text-style-name="P1" draw:layer="layout" draw:type="line" svg:x1="4.558cm" svg:y1="24.255cm" svg:x2="4.574cm" svg:y2="23.39cm" draw:start-shape="id17" draw:start-glue-point="4" draw:end-shape="id13" svg:d="m4558 24255 16-865">
          <text:p/>
        </draw:connector>
        <draw:ellipse draw:style-name="gr1" draw:text-style-name="P2" xml:id="id16" draw:id="id16" draw:layer="layout" svg:width="5.339cm" svg:height="1.806cm" svg:x="8.533cm" svg:y="22.714cm">
          <text:p text:style-name="P1"><text:span text:style-name="T1">Analyze MS/MS with</text:span><text:span text:style-name="T1"><text:line-break/></text:span><text:span text:style-name="T1">X!Tandem and MS-GFDB</text:span><text:span text:style-name="T1"><text:line-break/></text:span><text:span text:style-name="T1">to identify peptides.</text:span></text:p>
        </draw:ellipse>
        <draw:ellipse draw:style-name="gr1" draw:text-style-name="P2" xml:id="id18" draw:id="id18" draw:layer="layout" svg:width="6.094cm" svg:height="1.703cm" svg:x="8.242cm" svg:y="24.821cm">
          <text:p text:style-name="P1"><text:span text:style-name="T1">For each spectrum,</text:span><text:span text:style-name="T1"><text:line-break/></text:span><text:span text:style-name="T1">tally times fragmented without</text:span><text:span text:style-name="T1"><text:line-break/></text:span><text:span text:style-name="T1">peptide identification</text:span></text:p>
        </draw:ellipse>
        <draw:connector draw:style-name="gr3" draw:text-style-name="P1" draw:layer="layout" draw:type="line" svg:x1="15.705cm" svg:y1="25.195cm" svg:x2="14.336cm" svg:y2="25.672cm" draw:start-shape="id12" draw:start-glue-point="5" draw:end-shape="id18" draw:end-glue-point="1" svg:d="m15705 25195-1369 477">
          <text:p/>
        </draw:connector>
        <draw:connector draw:style-name="gr3" draw:text-style-name="P1" draw:layer="layout" draw:type="line" svg:x1="8.242cm" svg:y1="25.672cm" svg:x2="6.88cm" svg:y2="25.192cm" draw:start-shape="id18" draw:start-glue-point="3" draw:end-shape="id17" svg:d="m8242 25672-1362-48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Dallas</meta:initial-creator>
    <meta:creation-date>2013-03-30T09:31:26.08</meta:creation-date>
    <dc:date>2013-04-23T12:45:04</dc:date>
    <dc:creator>bmartin </dc:creator>
    <meta:editing-duration>PT24M46S</meta:editing-duration>
    <meta:editing-cycles>8</meta:editing-cycles>
    <meta:generator>LibreOffice/3.6$Linux_X86_64 LibreOffice_project/360m1$Build-2</meta:generator>
    <meta:printed-by>David Dallas</meta:printed-by>
    <meta:print-date>2013-03-30T10:46:56.63</meta:print-date>
    <meta:document-statistic meta:object-count="38"/>
  </office:meta>
</office:document-meta>
</file>